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DebateCard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OpenSymbol" svg:font-family="OpenSymbol"/>
    <style:font-face style:name="arial" svg:font-family="arial, sans-serif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26in" style:rel-column-width="4095*"/>
    </style:style>
    <style:style style:name="Table2.P" style:family="table-column">
      <style:table-column-properties style:column-width="0.434in" style:rel-column-width="411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P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H" style:family="table-column">
      <style:table-column-properties style:column-width="0.866in" style:rel-column-width="819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H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H" style:family="table-column">
      <style:table-column-properties style:column-width="0.866in" style:rel-column-width="819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8653in" style:rel-column-width="8191*"/>
    </style:style>
    <style:style style:name="Table5.H" style:family="table-column">
      <style:table-column-properties style:column-width="0.866in" style:rel-column-width="819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H" style:family="table-column">
      <style:table-column-properties style:column-width="0.866in" style:rel-column-width="819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653in" style:rel-column-width="8191*"/>
    </style:style>
    <style:style style:name="Table7.H" style:family="table-column">
      <style:table-column-properties style:column-width="0.866in" style:rel-column-width="819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8653in" style:rel-column-width="8191*"/>
    </style:style>
    <style:style style:name="Table8.H" style:family="table-column">
      <style:table-column-properties style:column-width="0.866in" style:rel-column-width="819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H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8653in" style:rel-column-width="8191*"/>
    </style:style>
    <style:style style:name="Table9.H" style:family="table-column">
      <style:table-column-properties style:column-width="0.866in" style:rel-column-width="819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H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653in" style:rel-column-width="8191*"/>
    </style:style>
    <style:style style:name="Table10.H" style:family="table-column">
      <style:table-column-properties style:column-width="0.866in" style:rel-column-width="819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H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8653in" style:rel-column-width="8191*"/>
    </style:style>
    <style:style style:name="Table11.H" style:family="table-column">
      <style:table-column-properties style:column-width="0.866in" style:rel-column-width="8198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H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8653in" style:rel-column-width="8191*"/>
    </style:style>
    <style:style style:name="Table12.H" style:family="table-column">
      <style:table-column-properties style:column-width="0.866in" style:rel-column-width="819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H1" style:family="table-cell">
      <style:table-cell-properties fo:padding="0.0382in" fo:border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8653in" style:rel-column-width="8191*"/>
    </style:style>
    <style:style style:name="Table13.H" style:family="table-column">
      <style:table-column-properties style:column-width="0.866in" style:rel-column-width="8198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H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8653in" style:rel-column-width="8191*"/>
    </style:style>
    <style:style style:name="Table14.H" style:family="table-column">
      <style:table-column-properties style:column-width="0.866in" style:rel-column-width="8198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H1" style:family="table-cell">
      <style:table-cell-properties fo:padding="0.0382in" fo:border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8653in" style:rel-column-width="8191*"/>
    </style:style>
    <style:style style:name="Table15.H" style:family="table-column">
      <style:table-column-properties style:column-width="0.866in" style:rel-column-width="8198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H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8653in" style:rel-column-width="8191*"/>
    </style:style>
    <style:style style:name="Table16.H" style:family="table-column">
      <style:table-column-properties style:column-width="0.866in" style:rel-column-width="8198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H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Standard">
      <style:text-properties style:font-name="Arial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2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21" style:family="paragraph" style:parent-style-name="Heading_20_2">
      <style:paragraph-properties fo:text-align="center" style:justify-single-word="false" fo:break-before="page"/>
      <style:text-properties fo:font-size="18pt" fo:font-style="normal" style:font-size-asian="18pt" style:font-style-asian="normal" style:font-size-complex="18pt" style:font-style-complex="normal"/>
    </style:style>
    <style:style style:name="P22" style:family="paragraph" style:parent-style-name="Heading_20_2">
      <style:paragraph-properties fo:text-align="center" style:justify-single-word="false" fo:break-before="page"/>
      <style:text-properties fo:font-variant="normal" fo:text-transform="none" fo:color="#000000" style:text-line-through-style="none" style:font-name="Arial" fo:font-size="18pt" fo:letter-spacing="normal" fo:font-style="normal" style:text-underline-style="none" fo:font-weight="bold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Heading_20_8">
      <style:paragraph-properties fo:text-align="start" style:justify-single-word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style-asian="normal" style:font-style-complex="normal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<text:a xlink:type="simple" xlink:href="#__RefHeading__33_958291910" text:style-name="Internet_20_link" text:visited-style-name="Internet_20_link">STATUS REGISTER</text:a><text:tab/>2</text:p>
          <text:p text:style-name="P8"><text:a xlink:type="simple" xlink:href="#__RefHeading__35_958291910" text:style-name="Internet_20_link" text:visited-style-name="Internet_20_link">ADD</text:a><text:tab/>3</text:p>
          <text:p text:style-name="P8"><text:a xlink:type="simple" xlink:href="#__RefHeading__37_958291910" text:style-name="Internet_20_link" text:visited-style-name="Internet_20_link">SUB</text:a><text:tab/>4</text:p>
          <text:p text:style-name="P8"><text:a xlink:type="simple" xlink:href="#__RefHeading__39_958291910" text:style-name="Internet_20_link" text:visited-style-name="Internet_20_link">AND</text:a><text:tab/>5</text:p>
          <text:p text:style-name="P8"><text:a xlink:type="simple" xlink:href="#__RefHeading__53_958291910" text:style-name="Internet_20_link" text:visited-style-name="Internet_20_link">LDI</text:a><text:tab/>6</text:p>
          <text:p text:style-name="P8"><text:a xlink:type="simple" xlink:href="#__RefHeading__55_958291910" text:style-name="Internet_20_link" text:visited-style-name="Internet_20_link">OUT</text:a><text:tab/>7</text:p>
          <text:p text:style-name="P8"><text:a xlink:type="simple" xlink:href="#__RefHeading__57_958291910" text:style-name="Internet_20_link" text:visited-style-name="Internet_20_link">IN</text:a><text:tab/>8</text:p>
          <text:p text:style-name="P8"><text:a xlink:type="simple" xlink:href="#__RefHeading__59_958291910" text:style-name="Internet_20_link" text:visited-style-name="Internet_20_link">INC</text:a><text:tab/>9</text:p>
          <text:p text:style-name="P8"><text:a xlink:type="simple" xlink:href="#__RefHeading__61_958291910" text:style-name="Internet_20_link" text:visited-style-name="Internet_20_link">DEC</text:a><text:tab/>10</text:p>
          <text:p text:style-name="P8"><text:a xlink:type="simple" xlink:href="#__RefHeading__80_958291910" text:style-name="Internet_20_link" text:visited-style-name="Internet_20_link">LD</text:a><text:tab/>11</text:p>
          <text:p text:style-name="P8"><text:a xlink:type="simple" xlink:href="#__RefHeading__82_958291910" text:style-name="Internet_20_link" text:visited-style-name="Internet_20_link">ST</text:a><text:tab/>12</text:p>
          <text:p text:style-name="P8"><text:a xlink:type="simple" xlink:href="#__RefHeading__84_958291910" text:style-name="Internet_20_link" text:visited-style-name="Internet_20_link">STS</text:a><text:tab/>13</text:p>
          <text:p text:style-name="P8"><text:a xlink:type="simple" xlink:href="#__RefHeading__86_958291910" text:style-name="Internet_20_link" text:visited-style-name="Internet_20_link">MOV</text:a><text:tab/>14</text:p>
          <text:p text:style-name="P8"><text:a xlink:type="simple" xlink:href="#__RefHeading__88_958291910" text:style-name="Internet_20_link" text:visited-style-name="Internet_20_link">CBI</text:a><text:tab/>15</text:p>
          <text:p text:style-name="P8"><text:a xlink:type="simple" xlink:href="#__RefHeading__90_958291910" text:style-name="Internet_20_link" text:visited-style-name="Internet_20_link">SBI</text:a><text:tab/>16</text:p>
        </text:index-body>
      </text:table-of-content>
      <text:p text:style-name="Standard"/>
      <text:p text:style-name="Standard"/>
      <text:p text:style-name="P1"/>
      <text:p text:style-name="P1"/>
      <text:p text:style-name="P1"/>
      <text:p text:style-name="P2"/>
      <text:p text:style-name="P9"/>
      <text:h text:style-name="P20" text:outline-level="2"><text:bookmark text:name="__RefHeading__33_958291910"/>STATUS REGISTER<text:bookmark-end text:name="__RefHeading__33_958291910"/></text:h>
      <table:table table:name="Table2" table:style-name="Table2">
        <table:table-column table:style-name="Table2.A" table:number-columns-repeated="15"/>
        <table:table-column table:style-name="Table2.P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I</text:p>
          </table:table-cell>
          <table:table-cell table:style-name="Table2.A1" office:value-type="string">
            <text:p text:style-name="P10">T</text:p>
          </table:table-cell>
          <table:table-cell table:style-name="Table2.A1" office:value-type="string">
            <text:p text:style-name="P10">H</text:p>
          </table:table-cell>
          <table:table-cell table:style-name="Table2.A1" office:value-type="string">
            <text:p text:style-name="P10">S</text:p>
          </table:table-cell>
          <table:table-cell table:style-name="Table2.A1" office:value-type="string">
            <text:p text:style-name="P10">V</text:p>
          </table:table-cell>
          <table:table-cell table:style-name="Table2.A1" office:value-type="string">
            <text:p text:style-name="P10">N</text:p>
          </table:table-cell>
          <table:table-cell table:style-name="Table2.A1" office:value-type="string">
            <text:p text:style-name="P10">Z</text:p>
          </table:table-cell>
          <table:table-cell table:style-name="Table2.P1" office:value-type="string">
            <text:p text:style-name="P10">C</text:p>
          </table:table-cell>
        </table:table-row>
      </table:table>
      <text:p text:style-name="P4"/>
      <text:list text:style-name="L1">
        <text:list-item>
          <text:p text:style-name="P12">Bit 15 - </text:p>
        </text:list-item>
        <text:list-item>
          <text:p text:style-name="P12">Bit 14 - </text:p>
        </text:list-item>
        <text:list-item>
          <text:p text:style-name="P12">Bit 13 - </text:p>
        </text:list-item>
        <text:list-item>
          <text:p text:style-name="P12">Bit 12 - </text:p>
        </text:list-item>
        <text:list-item>
          <text:p text:style-name="P12">Bit 11 - </text:p>
        </text:list-item>
        <text:list-item>
          <text:p text:style-name="P12">Bit 10 - </text:p>
        </text:list-item>
        <text:list-item>
          <text:p text:style-name="P12">Bit 9 - </text:p>
        </text:list-item>
        <text:list-item>
          <text:p text:style-name="P12">Bit 8 – C16: 16 Bit Carry Flag</text:p>
        </text:list-item>
        <text:list-item>
          <text:p text:style-name="P12">Bit 7 – I: Global Interrupt Enable</text:p>
        </text:list-item>
        <text:list-item>
          <text:p text:style-name="P12">Bit 6 – T: Bit Copy Storage</text:p>
        </text:list-item>
        <text:list-item>
          <text:p text:style-name="P12">Bit 5 – H: Half Carry Flag</text:p>
        </text:list-item>
        <text:list-item>
          <text:p text:style-name="P12">Bit 4 – S: Sign Bit</text:p>
        </text:list-item>
        <text:list-item>
          <text:p text:style-name="P12">Bit 3 – V: Two's Complement Overflow Flag</text:p>
        </text:list-item>
        <text:list-item>
          <text:p text:style-name="P12">Bit 2 – N: Negative Flag</text:p>
        </text:list-item>
        <text:list-item>
          <text:p text:style-name="P12">Bit 1 – Z: Zero Flag</text:p>
        </text:list-item>
        <text:list-item>
          <text:p text:style-name="P12">Bit 0 – C8: 8 Bit Carry Flag</text:p>
        </text:list-item>
      </text:list>
      <text:p text:style-name="P2"/>
      <text:h text:style-name="P20" text:outline-level="2"/>
      <text:h text:style-name="P21" text:outline-level="2"><text:bookmark text:name="__RefHeading__35_958291910"/>ADD<text:bookmark-end text:name="__RefHeading__35_958291910"/></text:h>
      <text:p text:style-name="P2"/>
      <text:p text:style-name="P2"><text:tab/><text:span text:style-name="T1">Description</text:span></text:p>
      <text:p text:style-name="P2"><text:tab/><text:tab/>Add two 8 Bit Integers(Ra and Rb) and place the result in Rd</text:p>
      <text:p text:style-name="P2"><text:tab/></text:p>
      <text:p text:style-name="P11"><text:tab/>Operation<text:tab/><text:tab/><text:tab/><text:tab/>Syntax</text:p>
      <text:p text:style-name="P2"><text:tab/><text:tab/>Rd ← Ra + Rb<text:tab/><text:tab/><text:tab/>ADD Rd,Ra,Rb</text:p>
      <text:p text:style-name="P2"><text:tab/><text:tab/></text:p>
      <text:p text:style-name="P2"><text:tab/><text:span text:style-name="T1">Operands</text:span></text:p>
      <text:p text:style-name="P2"><text:tab/><text:tab/> 0 ≤ Rd ≤ 255</text:p>
      <text:p text:style-name="P2"><text:tab/><text:tab/> 0 ≤ Ra ≤ 255</text:p>
      <text:p text:style-name="P2"><text:tab/><text:tab/> 0 ≤ Rb ≤ 255<text:tab/></text:p>
      <text:p text:style-name="P2"/>
      <text:p text:style-name="P2"><text:tab/><text:span text:style-name="T1">32 Bit Opcode</text:span></text:p>
      <text:p text:style-name="P13"><text:tab/></text:p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0">0000</text:p>
          </table:table-cell>
          <table:table-cell table:style-name="Table3.A1" office:value-type="string">
            <text:p text:style-name="P10">0000</text:p>
          </table:table-cell>
          <table:table-cell table:style-name="Table3.A1" office:value-type="string">
            <text:p text:style-name="P3">dddd</text:p>
          </table:table-cell>
          <table:table-cell table:style-name="Table3.A1" office:value-type="string">
            <text:p text:style-name="P10">dddd</text:p>
          </table:table-cell>
          <table:table-cell table:style-name="Table3.A1" office:value-type="string">
            <text:p text:style-name="P10">aaaa</text:p>
          </table:table-cell>
          <table:table-cell table:style-name="Table3.A1" office:value-type="string">
            <text:p text:style-name="P10">aaaa</text:p>
          </table:table-cell>
          <table:table-cell table:style-name="Table3.A1" office:value-type="string">
            <text:p text:style-name="P10">bbbb</text:p>
          </table:table-cell>
          <table:table-cell table:style-name="Table3.H1" office:value-type="string">
            <text:p text:style-name="P10">bbbb</text:p>
          </table:table-cell>
        </table:table-row>
      </table:table>
      <text:p text:style-name="P3"/>
      <text:p text:style-name="P5"><text:tab/><text:span text:style-name="T1">SREG</text:span></text:p>
      <text:p text:style-name="P6"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7"><text:span text:style-name="T4"><text:tab/></text:span><text:span text:style-name="T2">Cycles</text:span></text:p>
      <text:p text:style-name="P17"><text:tab/><text:tab/>1</text:p>
      <text:h text:style-name="P21" text:outline-level="2"><text:bookmark text:name="__RefHeading__37_958291910"/>SUB<text:bookmark-end text:name="__RefHeading__37_958291910"/></text:h>
      <text:p text:style-name="P2"><text:tab/><text:span text:style-name="T1">Description</text:span></text:p>
      <text:p text:style-name="P2"><text:tab/><text:tab/>Subtract two 8 Bit Integers(Ra - Rb) and place the result in Rd</text:p>
      <text:p text:style-name="P2"><text:tab/></text:p>
      <text:p text:style-name="P11"><text:tab/>Operation<text:tab/><text:tab/><text:tab/><text:tab/>Syntax</text:p>
      <text:p text:style-name="P2"><text:tab/><text:tab/>Rd ← Ra + Rb<text:tab/><text:tab/><text:tab/>ADD Rd,Ra,Rb</text:p>
      <text:p text:style-name="P2"><text:tab/><text:tab/></text:p>
      <text:p text:style-name="P2"><text:tab/><text:span text:style-name="T1">Operands</text:span></text:p>
      <text:p text:style-name="P2"><text:tab/><text:tab/> 0 ≤ Rd ≤ 255</text:p>
      <text:p text:style-name="P2"><text:tab/><text:tab/> 0 ≤ Ra ≤ 255</text:p>
      <text:p text:style-name="P2"><text:tab/><text:tab/> 0 ≤ Rb ≤ 255<text:tab/></text:p>
      <text:p text:style-name="P2"/>
      <text:p text:style-name="P2"><text:tab/><text:span text:style-name="T1">32 Bit Opcode</text:span></text:p>
      <text:p text:style-name="P13"><text:tab/></text:p>
      <table:table table:name="Table4" table:style-name="Table4">
        <table:table-column table:style-name="Table4.A" table:number-columns-repeated="7"/>
        <table:table-column table:style-name="Table4.H"/>
        <table:table-row>
          <table:table-cell table:style-name="Table4.A1" office:value-type="string">
            <text:p text:style-name="P10">0000</text:p>
          </table:table-cell>
          <table:table-cell table:style-name="Table4.A1" office:value-type="string">
            <text:p text:style-name="P10">0000</text:p>
          </table:table-cell>
          <table:table-cell table:style-name="Table4.A1" office:value-type="string">
            <text:p text:style-name="P3">dddd</text:p>
          </table:table-cell>
          <table:table-cell table:style-name="Table4.A1" office:value-type="string">
            <text:p text:style-name="P10">dddd</text:p>
          </table:table-cell>
          <table:table-cell table:style-name="Table4.A1" office:value-type="string">
            <text:p text:style-name="P10">aaaa</text:p>
          </table:table-cell>
          <table:table-cell table:style-name="Table4.A1" office:value-type="string">
            <text:p text:style-name="P10">aaaa</text:p>
          </table:table-cell>
          <table:table-cell table:style-name="Table4.A1" office:value-type="string">
            <text:p text:style-name="P10">bbbb</text:p>
          </table:table-cell>
          <table:table-cell table:style-name="Table4.H1" office:value-type="string">
            <text:p text:style-name="P10">bbbb</text:p>
          </table:table-cell>
        </table:table-row>
      </table:table>
      <text:p text:style-name="P3"/>
      <text:p text:style-name="P5"><text:tab/><text:span text:style-name="T1">SREG</text:span></text:p>
      <text:p text:style-name="P6"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7"><text:span text:style-name="T4"><text:tab/></text:span><text:span text:style-name="T2">Cycles</text:span></text:p>
      <text:p text:style-name="P7"><text:tab/><text:tab/>1</text:p>
      <text:h text:style-name="P21" text:outline-level="2"><text:bookmark text:name="__RefHeading__39_958291910"/>AND<text:bookmark-end text:name="__RefHeading__39_958291910"/></text:h>
      <text:p text:style-name="P2"><text:tab/><text:span text:style-name="T1">Description</text:span></text:p>
      <text:p text:style-name="P2"><text:tab/><text:tab/>Bitwise AND two 8 bit registers and place the result in a third 8 bit register</text:p>
      <text:p text:style-name="P2"><text:tab/></text:p>
      <text:p text:style-name="P11"><text:tab/>Operation<text:tab/><text:tab/><text:tab/><text:tab/>Syntax</text:p>
      <text:p text:style-name="P2"><text:tab/><text:tab/>Rd ← Ra • Rb<text:tab/><text:tab/><text:tab/>AND Rd,Ra,Rb</text:p>
      <text:p text:style-name="P2"><text:tab/><text:tab/></text:p>
      <text:p text:style-name="P2"><text:tab/><text:span text:style-name="T1">Operands</text:span></text:p>
      <text:p text:style-name="P2"><text:tab/><text:tab/> 0 ≤ Rd ≤ 255</text:p>
      <text:p text:style-name="P2"><text:tab/><text:tab/> 0 ≤ Ra ≤ 255</text:p>
      <text:p text:style-name="P2"><text:tab/><text:tab/> 0 ≤ Rb ≤ 255<text:tab/></text:p>
      <text:p text:style-name="P2"/>
      <text:p text:style-name="P2"><text:tab/><text:span text:style-name="T1">32 Bit Opcode</text:span></text:p>
      <text:p text:style-name="P13"><text:tab/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0">0000</text:p>
          </table:table-cell>
          <table:table-cell table:style-name="Table1.A1" office:value-type="string">
            <text:p text:style-name="P10">0000</text:p>
          </table:table-cell>
          <table:table-cell table:style-name="Table1.A1" office:value-type="string">
            <text:p text:style-name="P3">dddd</text:p>
          </table:table-cell>
          <table:table-cell table:style-name="Table1.A1" office:value-type="string">
            <text:p text:style-name="P10">dddd</text:p>
          </table:table-cell>
          <table:table-cell table:style-name="Table1.A1" office:value-type="string">
            <text:p text:style-name="P10">aaaa</text:p>
          </table:table-cell>
          <table:table-cell table:style-name="Table1.A1" office:value-type="string">
            <text:p text:style-name="P10">aaaa</text:p>
          </table:table-cell>
          <table:table-cell table:style-name="Table1.A1" office:value-type="string">
            <text:p text:style-name="P10">bbbb</text:p>
          </table:table-cell>
          <table:table-cell table:style-name="Table1.H1" office:value-type="string">
            <text:p text:style-name="P10">bbbb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: N ⊕ V, For signed tests. </text:p>
      <text:p text:style-name="P6"><text:tab/><text:tab/>V: 0 <text:tab/> </text:p>
      <text:p text:style-name="P6"><text:tab/><text:tab/>N: R7 - Set if MSB of the result is set; cleared otherwise. </text:p>
      <text:p text:style-name="P6"><text:tab/><text:tab/>Z: NAND(Rd) - Set if the result is $00; cleared otherwise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6"><text:tab/><text:tab/>1</text:p>
      <text:p text:style-name="P2"/>
      <text:h text:style-name="P20" text:outline-level="2"/>
      <text:h text:style-name="P22" text:outline-level="2"><text:bookmark text:name="__RefHeading__53_958291910"/>LDI<text:bookmark-end text:name="__RefHeading__53_958291910"/></text:h>
      <text:h text:style-name="P23" text:outline-level="8"><text:s text:c="11"/>Description</text:h>
      <text:p text:style-name="P2"><text:tab/><text:tab/>Load Immediate, load a constant K data into Rd</text:p>
      <text:p text:style-name="P2"><text:tab/></text:p>
      <text:p text:style-name="P11"><text:tab/>Operation<text:tab/><text:tab/><text:tab/><text:tab/>Syntax</text:p>
      <text:p text:style-name="P2"><text:tab/><text:tab/>Rd ← K<text:tab/><text:tab/><text:tab/><text:tab/>LDI Rd,K</text:p>
      <text:p text:style-name="P2"><text:tab/><text:tab/></text:p>
      <text:p text:style-name="P2"><text:tab/><text:span text:style-name="T1">Operands</text:span></text:p>
      <text:p text:style-name="P2"><text:tab/><text:tab/> 0 ≤ Rd ≤ 255</text:p>
      <text:p text:style-name="P2"><text:tab/><text:tab/> 0 ≤ K ≤ 65535<text:tab/></text:p>
      <text:p text:style-name="P2"/>
      <text:p text:style-name="P2"><text:tab/><text:span text:style-name="T1">32 Bit Opcode</text:span></text:p>
      <text:p text:style-name="P13"><text:tab/></text:p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office:value-type="string">
            <text:p text:style-name="P10">0000</text:p>
          </table:table-cell>
          <table:table-cell table:style-name="Table5.A1" office:value-type="string">
            <text:p text:style-name="P10">0000</text:p>
          </table:table-cell>
          <table:table-cell table:style-name="Table5.A1" office:value-type="string">
            <text:p text:style-name="P3">dddd</text:p>
          </table:table-cell>
          <table:table-cell table:style-name="Table5.A1" office:value-type="string">
            <text:p text:style-name="P10">dddd</text:p>
          </table:table-cell>
          <table:table-cell table:style-name="Table5.A1" office:value-type="string">
            <text:p text:style-name="P10">KKKK</text:p>
          </table:table-cell>
          <table:table-cell table:style-name="Table5.A1" office:value-type="string">
            <text:p text:style-name="P10">KKKK</text:p>
          </table:table-cell>
          <table:table-cell table:style-name="Table5.A1" office:value-type="string">
            <text:p text:style-name="P10">KKKK</text:p>
          </table:table-cell>
          <table:table-cell table:style-name="Table5.H1" office:value-type="string">
            <text:p text:style-name="P10">KKKK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6"><text:tab/><text:tab/>1</text:p>
      <text:p text:style-name="P2"/>
      <text:p text:style-name="P19"/>
      <text:h text:style-name="P21" text:outline-level="2"><text:bookmark text:name="__RefHeading__55_958291910"/>OUT<text:bookmark-end text:name="__RefHeading__55_958291910"/></text:h>
      <text:h text:style-name="P23" text:outline-level="8"><text:s text:c="11"/>Description</text:h>
      <text:p text:style-name="P2"><text:tab/><text:tab/>Stores data from Rr into the I/O Space A</text:p>
      <text:p text:style-name="P2"><text:tab/></text:p>
      <text:p text:style-name="P11"><text:tab/>Operation<text:tab/><text:tab/><text:tab/><text:tab/>Syntax</text:p>
      <text:p text:style-name="P2"><text:tab/><text:tab/>I/O(A) ← Rr<text:tab/><text:tab/><text:tab/><text:tab/>OUT A,Rr</text:p>
      <text:p text:style-name="P2"><text:tab/><text:tab/></text:p>
      <text:p text:style-name="P2"><text:tab/><text:span text:style-name="T1">Operands</text:span></text:p>
      <text:p text:style-name="P2"><text:tab/><text:tab/> 0 ≤ Rr ≤ 255</text:p>
      <text:p text:style-name="P2"><text:tab/><text:tab/> 0 ≤ A ≤ 65535<text:tab/></text:p>
      <text:p text:style-name="P2"/>
      <text:p text:style-name="P2"><text:tab/><text:span text:style-name="T1">32 Bit Opcode</text:span></text:p>
      <text:p text:style-name="P13"><text:tab/></text:p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P10">0000</text:p>
          </table:table-cell>
          <table:table-cell table:style-name="Table6.A1" office:value-type="string">
            <text:p text:style-name="P10">0000</text:p>
          </table:table-cell>
          <table:table-cell table:style-name="Table6.A1" office:value-type="string">
            <text:p text:style-name="P3">AAAA</text:p>
          </table:table-cell>
          <table:table-cell table:style-name="Table6.A1" office:value-type="string">
            <text:p text:style-name="P10">AAAA</text:p>
          </table:table-cell>
          <table:table-cell table:style-name="Table6.A1" office:value-type="string">
            <text:p text:style-name="P10">AAAA</text:p>
          </table:table-cell>
          <table:table-cell table:style-name="Table6.A1" office:value-type="string">
            <text:p text:style-name="P10">AAAA</text:p>
          </table:table-cell>
          <table:table-cell table:style-name="Table6.A1" office:value-type="string">
            <text:p text:style-name="P10">rrrr</text:p>
          </table:table-cell>
          <table:table-cell table:style-name="Table6.H1" office:value-type="string">
            <text:p text:style-name="P10">rrrr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6"><text:tab/><text:tab/>1</text:p>
      <text:p text:style-name="P14"/>
      <text:p text:style-name="P14"/>
      <text:h text:style-name="P21" text:outline-level="2"><text:bookmark text:name="__RefHeading__57_958291910"/>IN<text:bookmark-end text:name="__RefHeading__57_958291910"/></text:h>
      <text:h text:style-name="P23" text:outline-level="8"><text:s text:c="11"/>Description</text:h>
      <text:p text:style-name="P2"><text:tab/><text:tab/>Stores data from I/O Space into Rd</text:p>
      <text:p text:style-name="P2"><text:tab/></text:p>
      <text:p text:style-name="P11"><text:tab/>Operation<text:tab/><text:tab/><text:tab/><text:tab/>Syntax</text:p>
      <text:p text:style-name="P2"><text:tab/><text:tab/>Rd ← I/O(A)<text:tab/><text:tab/><text:tab/><text:tab/>IN Rd,A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A ≤ 65535</text:span></text:p>
      <text:p text:style-name="P2"><text:tab/><text:tab/>0 ≤ Rd ≤ 25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10">0000</text:p>
          </table:table-cell>
          <table:table-cell table:style-name="Table7.A1" office:value-type="string">
            <text:p text:style-name="P10">0000</text:p>
          </table:table-cell>
          <table:table-cell table:style-name="Table7.A1" office:value-type="string">
            <text:p text:style-name="P3">AAAA</text:p>
          </table:table-cell>
          <table:table-cell table:style-name="Table7.A1" office:value-type="string">
            <text:p text:style-name="P10">AAAA</text:p>
          </table:table-cell>
          <table:table-cell table:style-name="Table7.A1" office:value-type="string">
            <text:p text:style-name="P10">AAAA</text:p>
          </table:table-cell>
          <table:table-cell table:style-name="Table7.A1" office:value-type="string">
            <text:p text:style-name="P10">AAAA</text:p>
          </table:table-cell>
          <table:table-cell table:style-name="Table7.A1" office:value-type="string">
            <text:p text:style-name="P10">rrrr</text:p>
          </table:table-cell>
          <table:table-cell table:style-name="Table7.H1" office:value-type="string">
            <text:p text:style-name="P10">rrrr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59_958291910"/>INC<text:bookmark-end text:name="__RefHeading__59_958291910"/></text:h>
      <text:h text:style-name="P23" text:outline-level="8"><text:s text:c="11"/>Description</text:h>
      <text:p text:style-name="P2"><text:tab/><text:tab/>Increment Register by 1</text:p>
      <text:p text:style-name="P2"><text:tab/></text:p>
      <text:p text:style-name="P11"><text:tab/>Operation<text:tab/><text:tab/><text:tab/><text:tab/>Syntax</text:p>
      <text:p text:style-name="P2"><text:tab/><text:tab/>Rd ← Rd + 1<text:tab/><text:tab/><text:tab/><text:tab/>INC Rd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d ≤ 255</text:span>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8" table:style-name="Table8">
        <table:table-column table:style-name="Table8.A" table:number-columns-repeated="7"/>
        <table:table-column table:style-name="Table8.H"/>
        <table:table-row>
          <table:table-cell table:style-name="Table8.A1" office:value-type="string">
            <text:p text:style-name="P10">0000</text:p>
          </table:table-cell>
          <table:table-cell table:style-name="Table8.A1" office:value-type="string">
            <text:p text:style-name="P10">0000</text:p>
          </table:table-cell>
          <table:table-cell table:style-name="Table8.A1" office:value-type="string">
            <text:p text:style-name="P3">dddd</text:p>
          </table:table-cell>
          <table:table-cell table:style-name="Table8.A1" office:value-type="string">
            <text:p text:style-name="P10">dddd</text:p>
          </table:table-cell>
          <table:table-cell table:style-name="Table8.A1" office:value-type="string">
            <text:p text:style-name="P10">0000</text:p>
          </table:table-cell>
          <table:table-cell table:style-name="Table8.A1" office:value-type="string">
            <text:p text:style-name="P10">0000</text:p>
          </table:table-cell>
          <table:table-cell table:style-name="Table8.A1" office:value-type="string">
            <text:p text:style-name="P10">0000</text:p>
          </table:table-cell>
          <table:table-cell table:style-name="Table8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61_958291910"/>DEC<text:bookmark-end text:name="__RefHeading__61_958291910"/></text:h>
      <text:h text:style-name="P23" text:outline-level="8"><text:s text:c="11"/>Description</text:h>
      <text:p text:style-name="P2"><text:tab/><text:tab/>Decrement Register by 1</text:p>
      <text:p text:style-name="P2"><text:tab/></text:p>
      <text:p text:style-name="P11"><text:tab/>Operation<text:tab/><text:tab/><text:tab/><text:tab/>Syntax</text:p>
      <text:p text:style-name="P2"><text:tab/><text:tab/>Rd ← Rd - 1<text:tab/><text:tab/><text:tab/><text:tab/>DEC Rd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d ≤ 255</text:span>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9" table:style-name="Table9">
        <table:table-column table:style-name="Table9.A" table:number-columns-repeated="7"/>
        <table:table-column table:style-name="Table9.H"/>
        <table:table-row>
          <table:table-cell table:style-name="Table9.A1" office:value-type="string">
            <text:p text:style-name="P10">0000</text:p>
          </table:table-cell>
          <table:table-cell table:style-name="Table9.A1" office:value-type="string">
            <text:p text:style-name="P10">0000</text:p>
          </table:table-cell>
          <table:table-cell table:style-name="Table9.A1" office:value-type="string">
            <text:p text:style-name="P3">dddd</text:p>
          </table:table-cell>
          <table:table-cell table:style-name="Table9.A1" office:value-type="string">
            <text:p text:style-name="P10">dddd</text:p>
          </table:table-cell>
          <table:table-cell table:style-name="Table9.A1" office:value-type="string">
            <text:p text:style-name="P10">0000</text:p>
          </table:table-cell>
          <table:table-cell table:style-name="Table9.A1" office:value-type="string">
            <text:p text:style-name="P10">0000</text:p>
          </table:table-cell>
          <table:table-cell table:style-name="Table9.A1" office:value-type="string">
            <text:p text:style-name="P10">0000</text:p>
          </table:table-cell>
          <table:table-cell table:style-name="Table9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80_958291910"/>LD<text:bookmark-end text:name="__RefHeading__80_958291910"/></text:h>
      <text:h text:style-name="P23" text:outline-level="8"><text:s text:c="11"/>Description</text:h>
      <text:p text:style-name="P2"><text:tab/><text:tab/>Loads one byte indirect from an addressed data-space location to a register</text:p>
      <text:p text:style-name="P2"><text:tab/></text:p>
      <text:p text:style-name="P11"><text:tab/>Operation<text:tab/><text:tab/><text:tab/><text:tab/>Syntax</text:p>
      <text:p text:style-name="P2"><text:tab/><text:tab/>Rd ← I<text:tab/><text:tab/><text:tab/><text:tab/>LD Rd,I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d ≤ 255</text:span></text:p>
      <text:p text:style-name="P15"><text:tab/><text:tab/>0 ≤ _ ≤ 25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0" table:style-name="Table10">
        <table:table-column table:style-name="Table10.A" table:number-columns-repeated="7"/>
        <table:table-column table:style-name="Table10.H"/>
        <table:table-row>
          <table:table-cell table:style-name="Table10.A1" office:value-type="string">
            <text:p text:style-name="P10">0000</text:p>
          </table:table-cell>
          <table:table-cell table:style-name="Table10.A1" office:value-type="string">
            <text:p text:style-name="P10">0000</text:p>
          </table:table-cell>
          <table:table-cell table:style-name="Table10.A1" office:value-type="string">
            <text:p text:style-name="P3">dddd</text:p>
          </table:table-cell>
          <table:table-cell table:style-name="Table10.A1" office:value-type="string">
            <text:p text:style-name="P10">dddd</text:p>
          </table:table-cell>
          <table:table-cell table:style-name="Table10.A1" office:value-type="string">
            <text:p text:style-name="P10">IIII</text:p>
          </table:table-cell>
          <table:table-cell table:style-name="Table10.A1" office:value-type="string">
            <text:p text:style-name="P10">IIII</text:p>
          </table:table-cell>
          <table:table-cell table:style-name="Table10.A1" office:value-type="string">
            <text:p text:style-name="P10">0000</text:p>
          </table:table-cell>
          <table:table-cell table:style-name="Table10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82_958291910"/>ST<text:bookmark-end text:name="__RefHeading__82_958291910"/></text:h>
      <text:h text:style-name="P23" text:outline-level="8"><text:s text:c="11"/>Description</text:h>
      <text:p text:style-name="P2"><text:tab/><text:tab/>Store one byte indirect from a register to an addressed data-space location. <text:s/>I is a Register containing an address to a data-space location. <text:s/>Rr </text:p>
      <text:p text:style-name="P2"><text:tab/></text:p>
      <text:p text:style-name="P11"><text:tab/>Operation<text:tab/><text:tab/><text:tab/><text:tab/>Syntax</text:p>
      <text:p text:style-name="P2"><text:tab/><text:tab/>I ← Rr<text:tab/><text:tab/><text:tab/><text:tab/>ST I,Rr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r ≤ 255</text:span></text:p>
      <text:p text:style-name="P15"><text:tab/><text:tab/>0 ≤ I ≤ 25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1" table:style-name="Table11">
        <table:table-column table:style-name="Table11.A" table:number-columns-repeated="7"/>
        <table:table-column table:style-name="Table11.H"/>
        <table:table-row>
          <table:table-cell table:style-name="Table11.A1" office:value-type="string">
            <text:p text:style-name="P10">0000</text:p>
          </table:table-cell>
          <table:table-cell table:style-name="Table11.A1" office:value-type="string">
            <text:p text:style-name="P10">0000</text:p>
          </table:table-cell>
          <table:table-cell table:style-name="Table11.A1" office:value-type="string">
            <text:p text:style-name="P3">IIII</text:p>
          </table:table-cell>
          <table:table-cell table:style-name="Table11.A1" office:value-type="string">
            <text:p text:style-name="P10">IIII</text:p>
          </table:table-cell>
          <table:table-cell table:style-name="Table11.A1" office:value-type="string">
            <text:p text:style-name="P10">rrrr</text:p>
          </table:table-cell>
          <table:table-cell table:style-name="Table11.A1" office:value-type="string">
            <text:p text:style-name="P10">rrrr</text:p>
          </table:table-cell>
          <table:table-cell table:style-name="Table11.A1" office:value-type="string">
            <text:p text:style-name="P10">0000</text:p>
          </table:table-cell>
          <table:table-cell table:style-name="Table11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h text:style-name="P21" text:outline-level="2"><text:bookmark text:name="__RefHeading__84_958291910"/>STS<text:bookmark-end text:name="__RefHeading__84_958291910"/></text:h>
      <text:h text:style-name="P23" text:outline-level="8"><text:s text:c="11"/>Description</text:h>
      <text:p text:style-name="P2"><text:tab/><text:tab/>Store one byte directly from a register to an addressed data-space location, specified by the programmer.</text:p>
      <text:p text:style-name="P2"><text:tab/></text:p>
      <text:p text:style-name="P11"><text:tab/>Operation<text:tab/><text:tab/><text:tab/><text:tab/>Syntax</text:p>
      <text:p text:style-name="P2"><text:tab/><text:tab/>k ← Rr<text:tab/><text:tab/><text:tab/><text:tab/>STI k,Rr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r ≤ 255</text:span></text:p>
      <text:p text:style-name="P15"><text:tab/><text:tab/>0 ≤ k ≤ 6553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2" table:style-name="Table12">
        <table:table-column table:style-name="Table12.A" table:number-columns-repeated="7"/>
        <table:table-column table:style-name="Table12.H"/>
        <table:table-row>
          <table:table-cell table:style-name="Table12.A1" office:value-type="string">
            <text:p text:style-name="P10">0000</text:p>
          </table:table-cell>
          <table:table-cell table:style-name="Table12.A1" office:value-type="string">
            <text:p text:style-name="P10">0000</text:p>
          </table:table-cell>
          <table:table-cell table:style-name="Table12.A1" office:value-type="string">
            <text:p text:style-name="P3">kkkk</text:p>
          </table:table-cell>
          <table:table-cell table:style-name="Table12.A1" office:value-type="string">
            <text:p text:style-name="P10">kkkk</text:p>
          </table:table-cell>
          <table:table-cell table:style-name="Table12.A1" office:value-type="string">
            <text:p text:style-name="P10">kkkk</text:p>
          </table:table-cell>
          <table:table-cell table:style-name="Table12.A1" office:value-type="string">
            <text:p text:style-name="P10">kkkk</text:p>
          </table:table-cell>
          <table:table-cell table:style-name="Table12.A1" office:value-type="string">
            <text:p text:style-name="P10">rrrr</text:p>
          </table:table-cell>
          <table:table-cell table:style-name="Table12.H1" office:value-type="string">
            <text:p text:style-name="P10">rrrr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86_958291910"/>MOV<text:bookmark-end text:name="__RefHeading__86_958291910"/></text:h>
      <text:h text:style-name="P23" text:outline-level="8"><text:s text:c="11"/>Description</text:h>
      <text:p text:style-name="P2"><text:tab/><text:tab/>Copies Rr into Rd</text:p>
      <text:p text:style-name="P2"><text:tab/></text:p>
      <text:p text:style-name="P11"><text:tab/>Operation<text:tab/><text:tab/><text:tab/><text:tab/>Syntax</text:p>
      <text:p text:style-name="P2"><text:tab/><text:tab/>Rd ← Rr<text:tab/><text:tab/><text:tab/><text:tab/>MOV Rd,Rr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Rr ≤ 255</text:span></text:p>
      <text:p text:style-name="P15"><text:tab/><text:tab/>0 ≤ Rd ≤ 25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3" table:style-name="Table13">
        <table:table-column table:style-name="Table13.A" table:number-columns-repeated="7"/>
        <table:table-column table:style-name="Table13.H"/>
        <table:table-row>
          <table:table-cell table:style-name="Table13.A1" office:value-type="string">
            <text:p text:style-name="P10">0000</text:p>
          </table:table-cell>
          <table:table-cell table:style-name="Table13.A1" office:value-type="string">
            <text:p text:style-name="P10">0000</text:p>
          </table:table-cell>
          <table:table-cell table:style-name="Table13.A1" office:value-type="string">
            <text:p text:style-name="P3">dddd</text:p>
          </table:table-cell>
          <table:table-cell table:style-name="Table13.A1" office:value-type="string">
            <text:p text:style-name="P10">dddd</text:p>
          </table:table-cell>
          <table:table-cell table:style-name="Table13.A1" office:value-type="string">
            <text:p text:style-name="P10">rrrr</text:p>
          </table:table-cell>
          <table:table-cell table:style-name="Table13.A1" office:value-type="string">
            <text:p text:style-name="P10">rrrr</text:p>
          </table:table-cell>
          <table:table-cell table:style-name="Table13.A1" office:value-type="string">
            <text:p text:style-name="P10">0000</text:p>
          </table:table-cell>
          <table:table-cell table:style-name="Table13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<text:bookmark text:name="__RefHeading__88_958291910"/>CBI<text:bookmark-end text:name="__RefHeading__88_958291910"/></text:h>
      <text:h text:style-name="P23" text:outline-level="8"><text:s text:c="11"/>Description</text:h>
      <text:p text:style-name="P2"><text:tab/><text:tab/>Clears a specified bit in an I/O Register</text:p>
      <text:p text:style-name="P2"><text:tab/></text:p>
      <text:p text:style-name="P11"><text:tab/>Operation<text:tab/><text:tab/><text:tab/><text:tab/>Syntax</text:p>
      <text:p text:style-name="P2"><text:tab/><text:tab/>Rd ← Rr<text:tab/><text:tab/><text:tab/><text:tab/>CBI I/O(A),b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A ≤ 65535</text:span></text:p>
      <text:p text:style-name="P15"><text:tab/><text:tab/>0 ≤ b ≤ 1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4" table:style-name="Table14">
        <table:table-column table:style-name="Table14.A" table:number-columns-repeated="7"/>
        <table:table-column table:style-name="Table14.H"/>
        <table:table-row>
          <table:table-cell table:style-name="Table14.A1" office:value-type="string">
            <text:p text:style-name="P10">0000</text:p>
          </table:table-cell>
          <table:table-cell table:style-name="Table14.A1" office:value-type="string">
            <text:p text:style-name="P10">0000</text:p>
          </table:table-cell>
          <table:table-cell table:style-name="Table14.A1" office:value-type="string">
            <text:p text:style-name="P3">AAAA</text:p>
          </table:table-cell>
          <table:table-cell table:style-name="Table14.A1" office:value-type="string">
            <text:p text:style-name="P10">AAAA</text:p>
          </table:table-cell>
          <table:table-cell table:style-name="Table14.A1" office:value-type="string">
            <text:p text:style-name="P10">AAAA</text:p>
          </table:table-cell>
          <table:table-cell table:style-name="Table14.A1" office:value-type="string">
            <text:p text:style-name="P10">AAAA</text:p>
          </table:table-cell>
          <table:table-cell table:style-name="Table14.A1" office:value-type="string">
            <text:p text:style-name="P10">bbbb</text:p>
          </table:table-cell>
          <table:table-cell table:style-name="Table14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h text:style-name="P21" text:outline-level="2"><text:bookmark text:name="__RefHeading__90_958291910"/>SBI<text:bookmark-end text:name="__RefHeading__90_958291910"/></text:h>
      <text:h text:style-name="P23" text:outline-level="8"><text:s text:c="11"/>Description</text:h>
      <text:p text:style-name="P2"><text:tab/><text:tab/>Sets a specified bit in an I/O Register</text:p>
      <text:p text:style-name="P2"><text:tab/></text:p>
      <text:p text:style-name="P11"><text:tab/>Operation<text:tab/><text:tab/><text:tab/><text:tab/>Syntax</text:p>
      <text:p text:style-name="P2"><text:tab/><text:tab/>Rd ← Rr<text:tab/><text:tab/><text:tab/><text:tab/>SBI I/O(A),b</text:p>
      <text:p text:style-name="P2"><text:tab/><text:tab/></text:p>
      <text:p text:style-name="P2"><text:tab/><text:span text:style-name="T1">Operands</text:span></text:p>
      <text:p text:style-name="P2"><text:span text:style-name="T1"><text:tab/><text:tab/></text:span><text:span text:style-name="T3">0 ≤ A ≤ 65535</text:span></text:p>
      <text:p text:style-name="P15"><text:tab/><text:tab/>0 ≤ b ≤ 15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5" table:style-name="Table15">
        <table:table-column table:style-name="Table15.A" table:number-columns-repeated="7"/>
        <table:table-column table:style-name="Table15.H"/>
        <table:table-row>
          <table:table-cell table:style-name="Table15.A1" office:value-type="string">
            <text:p text:style-name="P10">0000</text:p>
          </table:table-cell>
          <table:table-cell table:style-name="Table15.A1" office:value-type="string">
            <text:p text:style-name="P10">0000</text:p>
          </table:table-cell>
          <table:table-cell table:style-name="Table15.A1" office:value-type="string">
            <text:p text:style-name="P3">AAAA</text:p>
          </table:table-cell>
          <table:table-cell table:style-name="Table15.A1" office:value-type="string">
            <text:p text:style-name="P10">AAAA</text:p>
          </table:table-cell>
          <table:table-cell table:style-name="Table15.A1" office:value-type="string">
            <text:p text:style-name="P10">AAAA</text:p>
          </table:table-cell>
          <table:table-cell table:style-name="Table15.A1" office:value-type="string">
            <text:p text:style-name="P10">AAAA</text:p>
          </table:table-cell>
          <table:table-cell table:style-name="Table15.A1" office:value-type="string">
            <text:p text:style-name="P10">bbbb</text:p>
          </table:table-cell>
          <table:table-cell table:style-name="Table15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</text:p>
      <text:p text:style-name="P18"/>
      <text:p text:style-name="P18"/>
      <text:h text:style-name="P21" text:outline-level="2">NOP</text:h>
      <text:h text:style-name="P23" text:outline-level="8"><text:s text:c="11"/>Description</text:h>
      <text:p text:style-name="P2"><text:tab/><text:tab/>This description is intentionally left blank.</text:p>
      <text:p text:style-name="P2"><text:tab/></text:p>
      <text:p text:style-name="P11"><text:tab/>Operation<text:tab/><text:tab/><text:tab/><text:tab/>Syntax</text:p>
      <text:p text:style-name="P2"><text:tab/><text:tab/><text:tab/><text:tab/><text:tab/><text:tab/><text:tab/>NOP</text:p>
      <text:p text:style-name="P2"><text:tab/><text:tab/></text:p>
      <text:p text:style-name="P2"><text:tab/><text:span text:style-name="T1">Operands</text:span></text:p>
      <text:p text:style-name="P2"><text:tab/><text:tab/><text:tab/></text:p>
      <text:p text:style-name="P2"/>
      <text:p text:style-name="P2"><text:tab/><text:span text:style-name="T1">32 Bit Opcode</text:span></text:p>
      <text:p text:style-name="P13"><text:tab/></text:p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10">0000</text:p>
          </table:table-cell>
          <table:table-cell table:style-name="Table16.A1" office:value-type="string">
            <text:p text:style-name="P10">0000</text:p>
          </table:table-cell>
          <table:table-cell table:style-name="Table16.A1" office:value-type="string">
            <text:p text:style-name="P3">0000</text:p>
          </table:table-cell>
          <table:table-cell table:style-name="Table16.A1" office:value-type="string">
            <text:p text:style-name="P10">0000</text:p>
          </table:table-cell>
          <table:table-cell table:style-name="Table16.A1" office:value-type="string">
            <text:p text:style-name="P10">0000</text:p>
          </table:table-cell>
          <table:table-cell table:style-name="Table16.A1" office:value-type="string">
            <text:p text:style-name="P10">0000</text:p>
          </table:table-cell>
          <table:table-cell table:style-name="Table16.A1" office:value-type="string">
            <text:p text:style-name="P10">0000</text:p>
          </table:table-cell>
          <table:table-cell table:style-name="Table16.H1" office:value-type="string">
            <text:p text:style-name="P10">0000</text:p>
          </table:table-cell>
        </table:table-row>
      </table:table>
      <text:p text:style-name="P3"/>
      <text:p text:style-name="P5"><text:tab/><text:span text:style-name="T1">SREG</text:span></text:p>
      <text:p text:style-name="P6"><text:tab/><text:tab/>SAME AS AVR</text:p>
      <text:p text:style-name="P6"/>
      <text:p text:style-name="P6"><text:tab/><text:span text:style-name="T1">Words</text:span></text:p>
      <text:p text:style-name="P6"><text:tab/><text:tab/>1 (4 Bytes)</text:p>
      <text:p text:style-name="P6"/>
      <text:p text:style-name="P6"><text:tab/><text:span text:style-name="T1">Cycles</text:span></text:p>
      <text:p text:style-name="P18"><text:tab/><text:tab/>1.0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OpenSymbol" svg:font-family="OpenSymbol"/>
    <style:font-face style:name="arial" svg:font-family="arial, sans-serif"/>
    <style:font-face style:name="ヒラギノ角ゴ Pro W3" svg:font-family="'ヒラギノ角ゴ Pro W3'" style:font-family-generic="roman"/>
    <style:font-face style:name="Helvetica" svg:font-family="Helvetica" style:font-family-generic="swiss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ree_20_Form" style:display-name="Free Form" style:family="paragraph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en" fo:country="US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 style:parent-style-name="Source_20_Text">
      <style:text-properties fo:color="#000080" style:font-name="Nimbus Roman No9 L1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postbody" style:family="text">
      <style:text-properties fo:color="#000000" fo:font-size="10pt" style:font-size-asian="10pt"/>
    </style:style>
    <style:style style:name="WW8Num7z0" style:family="text">
      <style:text-properties style:text-position="0% 100%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7">
      <text:list-level-style-number text:level="1" text:style-name="WW8Num7z0" style:num-suffix="." style:num-format="1">
        <style:list-level-properties/>
      </text:list-level-style-number>
      <text:list-level-style-number text:level="2" text:style-name="WW8Num7z0" style:num-suffix="." style:num-format="a" style:num-letter-sync="true">
        <style:list-level-properties/>
      </text:list-level-style-number>
      <text:list-level-style-number text:level="3" text:style-name="WW8Num7z0" style:num-suffix="." style:num-format="i">
        <style:list-level-properties/>
      </text:list-level-style-number>
      <text:list-level-style-number text:level="4" text:style-name="WW8Num7z0" style:num-suffix="." style:num-format="1">
        <style:list-level-properties/>
      </text:list-level-style-number>
      <text:list-level-style-number text:level="5" text:style-name="WW8Num7z0" style:num-suffix="." style:num-format="a" style:num-letter-sync="true">
        <style:list-level-properties/>
      </text:list-level-style-number>
      <text:list-level-style-number text:level="6" text:style-name="WW8Num7z0" style:num-suffix="." style:num-format="i">
        <style:list-level-properties/>
      </text:list-level-style-number>
      <text:list-level-style-number text:level="7" text:style-name="WW8Num7z0" style:num-suffix="." style:num-format="1">
        <style:list-level-properties/>
      </text:list-level-style-number>
      <text:list-level-style-number text:level="8" text:style-name="WW8Num7z0" style:num-suffix="." style:num-format="a" style:num-letter-sync="true">
        <style:list-level-properties/>
      </text:list-level-style-number>
      <text:list-level-style-number text:level="9" text:style-name="WW8Num7z0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</text:page-number></text:p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0-07-30T11:55:33</meta:creation-date>
    <dc:date>2012-03-12T17:48:28</dc:date>
    <meta:editing-duration>PT68H54M46S</meta:editing-duration>
    <meta:editing-cycles>49</meta:editing-cycles>
    <meta:generator>OpenOffice.org/3.2$Unix OpenOffice.org_project/320m18$Build-9502</meta:generator>
    <meta:document-statistic meta:table-count="16" meta:image-count="0" meta:object-count="0" meta:page-count="17" meta:paragraph-count="444" meta:word-count="944" meta:character-count="4501"/>
    <meta:user-defined meta:name="Info 1"/>
    <meta:user-defined meta:name="Info 2"/>
    <meta:user-defined meta:name="Info 3"/>
    <meta:user-defined meta:name="Info 4"/>
  </office:meta>
</office:document-meta>
</file>

<file path=Basic/Standard/DebateCards.xml><?xml version="1.0" encoding="utf-8"?>
<!DOCTYPE module  PUBLIC '-//OpenOffice.org//DTD OfficeDocument 1.0//EN'  'module.dtd'>
<script:module xmlns:script="http://openoffice.org/2000/script" script:name="DebateCards" script:language="StarBasic">REM  *****  BASIC  *****

Sub Main

End Sub


sub MakeTa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Bold"
args1(0).Value = true

dispatcher.executeDispatch(document, ".uno:Bold", "", 0, args1())

rem ----------------------------------------------------------------------
dim args2(0) as new com.sun.star.beans.PropertyValue
args2(0).Name = "Bold"
args2(0).Value = false

dispatcher.executeDispatch(document, ".uno:Bold", "", 0, args2())

rem ----------------------------------------------------------------------
dim args3(1) as new com.sun.star.beans.PropertyValue
args3(0).Name = "Template"
args3(0).Value = "Heading 3"
args3(1).Name = "Family"
args3(1).Value = 2

dispatcher.executeDispatch(document, ".uno:StyleApply", "", 0, args3())

rem ----------------------------------------------------------------------
dim args4(2) as new com.sun.star.beans.PropertyValue
args4(0).Name = "FontHeight.Height"
args4(0).Value = 12
args4(1).Name = "FontHeight.Prop"
args4(1).Value = 100
args4(2).Name = "FontHeight.Diff"
args4(2).Value = 0

dispatcher.executeDispatch(document, ".uno:FontHeight", "", 0, args4())

rem ----------------------------------------------------------------------
dim args5(4) as new com.sun.star.beans.PropertyValue
args5(0).Name = "CharFontName.StyleName"
args5(0).Value = ""
args5(1).Name = "CharFontName.Pitch"
args5(1).Value = 2
args5(2).Name = "CharFontName.CharSet"
args5(2).Value = -1
args5(3).Name = "CharFontName.Family"
args5(3).Value = 3
args5(4).Name = "CharFontName.FamilyName"
args5(4).Value = "Nimbus Roman No9 L"

dispatcher.executeDispatch(document, ".uno:CharFontName", "", 0, args5())


end sub

Option Explicit
Sub FixNewlines()
Dim oDoc,oText,oVC,oStart,oEnd,oFind,FandR
oDoc = ThisComponent : oText = oDoc.Text
oVC = oDoc.CurrentController.getViewCursor
oStart = oText.createTextCursorByRange(oVC.Start)
If Not oVC.isCollapsed then oEnd = oText.createTextCursorByRange(oVC.End)
FandR = oDoc.createReplaceDescriptor
With FandR
 .SearchString = "$"
 .ReplaceString = " "
 .SearchWords = true
 .SearchRegularExpression = true
End With
If isEmpty(oEnd) then 'Do whole document.
  oDoc.replaceAll(FandR)
 Else 'Do selection.
  Do
   oFind = oDoc.FindNext(oStart.End,FandR)
   If isNull(oFind) then Exit Do
   If oText.compareRegionEnds(oFind,oEnd) &lt; 0 then 
   	Exit Do
   EndIf
   oFind.setString(FandR.ReplaceString)
   oFind = oDoc.FindNext(oFind.End,FandR)
  Loop
EndIf
End Sub

sub Make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rem ----------------------------------------------------------------------
dim args2(1) as new com.sun.star.beans.PropertyValue
args2(0).Name = "Template"
args2(0).Value = "Default"
args2(1).Name = "Family"
args2(1).Value = 2

dispatcher.executeDispatch(document, ".uno:StyleApply", "", 0, args2())

rem ----------------------------------------------------------------------
dim args3(1) as new com.sun.star.beans.PropertyValue
args3(0).Name = "Template"
args3(0).Value = "Heading 2"
args3(1).Name = "Family"
args3(1).Value = 2

dispatcher.executeDispatch(document, ".uno:StyleApply", "", 0, args3())

rem ----------------------------------------------------------------------
dim args4(0) as new com.sun.star.beans.PropertyValue
args4(0).Name = "CenterPara"
args4(0).Value = true

dispatcher.executeDispatch(document, ".uno:CenterPara", "", 0, args4())

rem ----------------------------------------------------------------------
dim args5(0) as new com.sun.star.beans.PropertyValue
args5(0).Name = "Italic"
args5(0).Value = false

dispatcher.executeDispatch(document, ".uno:Italic", "", 0, args5())

rem ----------------------------------------------------------------------
dim args6(2) as new com.sun.star.beans.PropertyValue
args6(0).Name = "FontHeight.Height"
args6(0).Value = 18
args6(1).Name = "FontHeight.Prop"
args6(1).Value = 100
args6(2).Name = "FontHeight.Diff"
args6(2).Value = 0

dispatcher.executeDispatch(document, ".uno:FontHeight", "", 0, args6())


end sub


sub MakeUber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Kind"
args1(0).Value = 3
args1(1).Name = "TemplateName"
args1(1).Value = ""
args1(2).Name = "PageNumber"
args1(2).Value = 0

dispatcher.executeDispatch(document, ".uno:InsertBreak", "", 0, args1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spatcher.executeDispatch(document, ".uno:InsertPara", "", 0, Array())

rem ----------------------------------------------------------------------
dim args8(0) as new com.sun.star.beans.PropertyValue
args8(0).Name = "CenterPara"
args8(0).Value = true

dispatcher.executeDispatch(document, ".uno:CenterPara", "", 0, args8())

rem ----------------------------------------------------------------------
dim args9(0) as new com.sun.star.beans.PropertyValue
args9(0).Name = "Text"
args9(0).Value = "Text Here"

dispatcher.executeDispatch(document, ".uno:InsertText", "", 0, args9())

rem ----------------------------------------------------------------------
dim args10(2) as new com.sun.star.beans.PropertyValue
args10(0).Name = "Kind"
args10(0).Value = 3
args10(1).Name = "TemplateName"
args10(1).Value = ""
args10(2).Name = "PageNumber"
args10(2).Value = 0

dispatcher.executeDispatch(document, ".uno:InsertBreak", "", 0, args10())


end sub


sub FinishUberHa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rem ----------------------------------------------------------------------
dim args2(1) as new com.sun.star.beans.PropertyValue
args2(0).Name = "Template"
args2(0).Value = "Default"
args2(1).Name = "Family"
args2(1).Value = 2

dispatcher.executeDispatch(document, ".uno:StyleApply", "", 0, args2())

rem ----------------------------------------------------------------------
dim args3(1) as new com.sun.star.beans.PropertyValue
args3(0).Name = "Template"
args3(0).Value = "Heading 1"
args3(1).Name = "Family"
args3(1).Value = 2

dispatcher.executeDispatch(document, ".uno:StyleApply", "", 0, args3())

rem ----------------------------------------------------------------------
dim args4(0) as new com.sun.star.beans.PropertyValue
args4(0).Name = "CenterPara"
args4(0).Value = true

dispatcher.executeDispatch(document, ".uno:CenterPara", "", 0, args4())

rem ----------------------------------------------------------------------
dim args5(2) as new com.sun.star.beans.PropertyValue
args5(0).Name = "Underline.Underline"
args5(0).Value = 1
args5(1).Name = "Underline.HasColor"
args5(1).Value = false
args5(2).Name = "Underline.Color"
args5(2).Value = -1

dispatcher.executeDispatch(document, ".uno:Underline", "", 0, args5())

rem ----------------------------------------------------------------------
dim args6(2) as new com.sun.star.beans.PropertyValue
args6(0).Name = "FontHeight.Height"
args6(0).Value = 36
args6(1).Name = "FontHeight.Prop"
args6(1).Value = 100
args6(2).Name = "FontHeight.Diff"
args6(2).Value = 0

dispatcher.executeDispatch(document, ".uno:FontHeight", "", 0, args6())



end sub


sub Big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FontHeight.Height"
args1(0).Value = 12
args1(1).Name = "FontHeight.Prop"
args1(1).Value = 100
args1(2).Name = "FontHeight.Diff"
args1(2).Value = 0

dispatcher.executeDispatch(document, ".uno:FontHeight", "", 0, args1())

rem ----------------------------------------------------------------------
dim args2(0) as new com.sun.star.beans.PropertyValue
args2(0).Name = "Bold"
args2(0).Value = true

dispatcher.executeDispatch(document, ".uno:Bold", "", 0, args2())

rem ----------------------------------------------------------------------
dim args3(2) as new com.sun.star.beans.PropertyValue
args3(0).Name = "Underline.LineStyle"
args3(0).Value = 1
args3(1).Name = "Underline.HasColor"
args3(1).Value = false
args3(2).Name = "Underline.Color"
args3(2).Value = -1

dispatcher.executeDispatch(document, ".uno:Underline", "", 0, args3())


end sub

sub Small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2) as new com.sun.star.beans.PropertyValue
args1(0).Name = "FontHeight.Height"
args1(0).Value = 6
args1(1).Name = "FontHeight.Prop"
args1(1).Value = 100
args1(2).Name = "FontHeight.Diff"
args1(2).Value = 0

dispatcher.executeDispatch(document, ".uno:FontHeight", "", 0, args1())

rem ----------------------------------------------------------------------
dim args2(0) as new com.sun.star.beans.PropertyValue
args2(0).Name = "Bold"
args2(0).Value = false

dispatcher.executeDispatch(document, ".uno:Bold", "", 0, args2())

rem ----------------------------------------------------------------------
dim args3(2) as new com.sun.star.beans.PropertyValue
args3(0).Name = "Underline.LineStyle"
args3(0).Value = 0
args3(1).Name = "Underline.HasColor"
args3(1).Value = false
args3(2).Name = "Underline.Color"
args3(2).Value = -1

dispatcher.executeDispatch(document, ".uno:Underline", "", 0, args3())


end sub


sub NormalTex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ResetAttribute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ebateCard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